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itorItemAlarmRule.getAlarmRecei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Config.getMonitor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ConfigMessage.setContent(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armReceiver.AlarmReceiver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ItemBase.get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ItemBase.setRules( List &lt; K &gt; ru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armReceiver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ItemBas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dragoon26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MonitorConfigMessage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dragoon26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armReceiver.AlarmRecei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nitorItemBase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ItemAlarmRule.setAlarmReceivers( List &lt; AlarmReceiver &gt; alarmRecei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armReceiv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itorConfig.setMonitorItems( Collection &lt; MonitorItem &gt; it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